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63cm" fo:min-width="4.26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cm" fo:min-width="4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001cm" fo:min-width="3.6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51cm" fo:min-width="3.708cm" fo:padding-top="0.125cm" fo:padding-bottom="0.125cm" fo:padding-left="0.25cm" fo:padding-right="0.25cm" fo:wrap-option="no-wrap" draw:shadow="visible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01cm" fo:min-width="4.28cm" fo:padding-top="0.125cm" fo:padding-bottom="0.125cm" fo:padding-left="0.25cm" fo:padding-right="0.25cm" fo:wrap-option="no-wrap" draw:shadow="visible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.37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cm" fo:min-width="4.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cm" fo:min-width="2.2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87cm" fo:min-width="4.75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1cm" fo:min-width="1.3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2.94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251cm" fo:min-width="4.67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251cm" fo:min-width="2.62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251cm" fo:min-width="2.62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251cm" fo:min-width="2.62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465cm" fo:min-width="2.95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51cm" fo:min-width="3.708cm" fo:padding-top="0.125cm" fo:padding-bottom="0.125cm" fo:padding-left="0.25cm" fo:padding-right="0.25cm" fo:wrap-option="no-wrap" draw:shadow="visible" draw:shadow-offset-x="0.03cm" draw:shadow-offset-y="0.03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75cm" fo:min-width="5.58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251cm" fo:min-width="2.62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Start-End 1" draw:style-name="gr1" draw:text-style-name="P2" xml:id="id1" draw:id="id1" draw:layer="layout" svg:width="5.281cm" svg:height="1.719cm" svg:x="19.1cm" svg:y="1.25cm">
          <text:p text:style-name="P1"><text:span text:style-name="T1">CLIENTE</text:span></text:p>
          <draw:enhanced-geometry svg:viewBox="0 0 21600 21600" draw:mirror-horizontal="false" draw:mirror-vertical="false" draw:extrusion="true" draw:extrusion-skew="50 -135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1" draw:style-name="gr2" draw:text-style-name="P3" draw:layer="layout" svg:x1="21.741cm" svg:y1="2.969cm" svg:x2="21.725cm" svg:y2="3.5cm" draw:start-shape="id1" draw:start-glue-point="6" draw:end-shape="id2" draw:end-glue-point="5" svg:d="M21741 2969v258h-16v273" svg:viewBox="0 0 17 532">
          <text:p/>
        </draw:connector>
        <draw:custom-shape draw:name="Process 1" draw:style-name="gr3" draw:text-style-name="P2" xml:id="id3" draw:id="id3" draw:layer="layout" svg:width="5cm" svg:height="1.75cm" svg:x="19.35cm" svg:y="6.75cm">
          <draw:glue-point draw:id="8" svg:x="-2.5cm" svg:y="-0.374cm" draw:align="center"/>
          <draw:glue-point draw:id="9" svg:x="-5cm" svg:y="2.142cm"/>
          <text:p text:style-name="P1"><text:span text:style-name="T1">PORTAL</text:span></text:p>
          <draw:enhanced-geometry svg:viewBox="0 0 21600 21600" draw:mirror-horizontal="false" draw:mirror-vertical="false" draw:extrusion="true" draw:extrusion-skew="50 -135" draw:glue-points="10800 0 0 10800 10800 21600 21600 10800" draw:type="flowchart-process" draw:enhanced-path="M 0 0 L 21600 0 21600 21600 0 21600 0 0 Z N"/>
        </draw:custom-shape>
        <draw:custom-shape draw:name="Data 1" draw:style-name="gr4" draw:text-style-name="P2" xml:id="id2" draw:id="id2" draw:layer="layout" svg:width="6.75cm" svg:height="2.25cm" svg:x="18.35cm" svg:y="3.5cm">
          <text:p text:style-name="P1"><text:span text:style-name="T1">DATOS DEL CLIENT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2" draw:style-name="gr5" draw:text-style-name="P3" draw:layer="layout" svg:x1="21.725cm" svg:y1="5.75cm" svg:x2="21.85cm" svg:y2="6.75cm" draw:start-shape="id2" draw:start-glue-point="8" draw:end-shape="id3" draw:end-glue-point="4" svg:d="M21725 5750v284h125v716" svg:viewBox="0 0 126 1001">
          <text:p/>
        </draw:connector>
        <draw:custom-shape draw:name="Subprocess 1" draw:style-name="gr6" draw:text-style-name="P2" xml:id="id13" draw:id="id13" draw:layer="layout" svg:width="5.5cm" svg:height="1.2cm" svg:x="4.5cm" svg:y="21.5cm">
          <text:p text:style-name="P1"><text:span text:style-name="T1">/REGISTE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2" draw:style-name="gr7" draw:text-style-name="P2" xml:id="id8" draw:id="id8" draw:layer="layout" svg:width="6.25cm" svg:height="1.75cm" svg:x="20.5cm" svg:y="24.75cm">
          <text:p text:style-name="P1"><text:span text:style-name="T1">/SECURE/ENDPOIN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Decision 1" draw:style-name="gr8" draw:text-style-name="P2" xml:id="id5" draw:id="id5" draw:layer="layout" svg:width="3.75cm" svg:height="2cm" svg:x="19.35cm" svg:y="18.75cm">
          <text:p text:style-name="P1"><text:span text:style-name="T1">Verificacion</text:span></text:p>
          <text:p text:style-name="P1"><text:span text:style-name="T1">tok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4" draw:style-name="gr9" draw:text-style-name="P3" draw:layer="layout" svg:x1="21.85cm" svg:y1="8.5cm" svg:x2="22.303cm" svg:y2="9.5cm" draw:start-shape="id3" draw:start-glue-point="6" draw:end-shape="id4" draw:end-glue-point="5" svg:d="M21850 8500v493h453v507" svg:viewBox="0 0 454 1001">
          <text:p/>
        </draw:connector>
        <draw:custom-shape draw:name="Process 2" draw:style-name="gr10" draw:text-style-name="P2" xml:id="id12" draw:id="id12" draw:layer="layout" svg:width="5.4cm" svg:height="1.75cm" svg:x="18.85cm" svg:y="11.5cm">
          <text:p text:style-name="P1"><text:span text:style-name="T1">SKANKHUNT</text:span></text:p>
          <draw:enhanced-geometry svg:viewBox="0 0 21600 21600" draw:mirror-horizontal="false" draw:mirror-vertical="false" draw:extrusion="true" draw:extrusion-skew="50 -135" draw:glue-points="10800 0 0 10800 10800 21600 21600 10800" draw:type="flowchart-process" draw:enhanced-path="M 0 0 L 21600 0 21600 21600 0 21600 0 0 Z N"/>
        </draw:custom-shape>
        <draw:custom-shape draw:name="Process 3" draw:style-name="gr11" draw:text-style-name="P2" xml:id="id22" draw:id="id22" draw:layer="layout" svg:width="2.75cm" svg:height="1.75cm" svg:x="33.25cm" svg:y="20cm">
          <draw:glue-point draw:id="8" svg:x="-5cm" svg:y="2.142cm"/>
          <draw:glue-point draw:id="9" svg:x="2.272cm" svg:y="5cm"/>
          <text:p text:style-name="P1"><text:span text:style-name="T1">OAUTH</text:span></text:p>
          <draw:enhanced-geometry svg:viewBox="0 0 21600 21600" draw:mirror-horizontal="false" draw:mirror-vertical="false" draw:extrusion="true" draw:extrusion-skew="50 -135" draw:glue-points="10800 0 0 10800 10800 21600 21600 10800" draw:type="flowchart-process" draw:enhanced-path="M 0 0 L 21600 0 21600 21600 0 21600 0 0 Z N"/>
        </draw:custom-shape>
        <draw:custom-shape draw:name="Decision 2" draw:style-name="gr12" draw:text-style-name="P2" xml:id="id6" draw:id="id6" draw:layer="layout" svg:width="3cm" svg:height="2cm" svg:x="10.85cm" svg:y="15.55cm">
          <text:p text:style-name="P1"><text:span text:style-name="T1">isPublic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3" draw:style-name="gr13" draw:text-style-name="P5" draw:layer="layout" svg:x1="19.35cm" svg:y1="19.75cm" svg:x2="13.85cm" svg:y2="16.55cm" draw:start-shape="id5" draw:start-glue-point="5" draw:end-shape="id6" draw:end-glue-point="7" svg:d="M19350 19750h-2749v-3200h-2751" svg:viewBox="0 0 5501 3201">
          <text:p text:style-name="P4"><text:span text:style-name="T2">Url public</text:span></text:p>
        </draw:connector>
        <draw:connector draw:name="Connector 6" draw:style-name="gr14" draw:text-style-name="P5" draw:layer="layout" svg:x1="12.35cm" svg:y1="17.55cm" svg:x2="11.25cm" svg:y2="18.25cm" draw:start-shape="id6" draw:start-glue-point="6" draw:end-shape="id7" draw:end-glue-point="4" svg:d="M12350 17550v350h-1100v350" svg:viewBox="0 0 1101 701">
          <text:p/>
        </draw:connector>
        <draw:connector draw:name="Connector 7" draw:style-name="gr15" draw:text-style-name="P5" draw:layer="layout" svg:x1="10.85cm" svg:y1="16.55cm" svg:x2="19.35cm" svg:y2="7.625cm" draw:start-shape="id6" draw:start-glue-point="5" draw:end-shape="id3" draw:end-glue-point="5" svg:d="M10850 16550h-265v-8925h8765" svg:viewBox="0 0 8766 8926">
          <text:p text:style-name="P4"><text:span text:style-name="T2">Rechazado</text:span></text:p>
        </draw:connector>
        <draw:connector draw:name="Connector-Standard 3" draw:style-name="gr16" draw:text-style-name="P5" draw:layer="layout" svg:x1="21.225cm" svg:y1="20.75cm" svg:x2="23.625cm" svg:y2="24.75cm" draw:start-shape="id5" draw:start-glue-point="6" draw:end-shape="id8" draw:end-glue-point="0" svg:d="M21225 20750v2001h2400v1999" svg:viewBox="0 0 2401 4001">
          <text:p text:style-name="P4"><text:span text:style-name="T2">Url secure</text:span></text:p>
        </draw:connector>
        <draw:custom-shape draw:name="Database 2" draw:style-name="gr17" draw:text-style-name="P2" xml:id="id9" draw:id="id9" draw:layer="layout" svg:width="5.25cm" svg:height="3.259cm" svg:x="21.75cm" svg:y="29.491cm">
          <text:p text:style-name="P1"><text:span text:style-name="T1">Databas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name="Connector-Curved 1" draw:style-name="gr18" draw:text-style-name="P3" draw:layer="layout" draw:type="curve" svg:x1="23.625cm" svg:y1="26.5cm" svg:x2="24.375cm" svg:y2="29.491cm" draw:start-shape="id8" draw:start-glue-point="2" draw:end-shape="id9" draw:end-glue-point="5" svg:d="M23625 26500c0 2266 750 771 750 2991" svg:viewBox="0 0 751 2992">
          <text:p/>
        </draw:connector>
        <draw:connector draw:name="Connector-Standard 6" draw:style-name="gr19" draw:text-style-name="P5" draw:layer="layout" draw:line-skew="0cm 13.134cm" svg:x1="24.375cm" svg:y1="32.75cm" svg:x2="24.35cm" svg:y2="7.625cm" draw:start-shape="id9" draw:start-glue-point="7" draw:end-shape="id3" draw:end-glue-point="7" svg:d="M24375 32750v265h16025v-25390h-16050" svg:viewBox="0 0 16051 25391">
          <text:p text:style-name="P4"><text:span text:style-name="T2">response</text:span></text:p>
        </draw:connector>
        <draw:connector draw:name="Connector-Standard 2" draw:style-name="gr20" draw:text-style-name="P6" draw:layer="layout" draw:line-skew="-1.485cm" svg:x1="4.5cm" svg:y1="48.75cm" svg:x2="19.35cm" svg:y2="7.251cm" draw:start-shape="id10" draw:start-glue-point="5" draw:end-shape="id3" draw:end-glue-point="8" svg:d="M4500 48750h-1751v-41499h16601" svg:viewBox="0 0 16602 41500">
          <text:p/>
        </draw:connector>
        <draw:custom-shape draw:name="Data 2" draw:style-name="gr21" draw:text-style-name="P2" xml:id="id4" draw:id="id4" draw:layer="layout" svg:width="3.106cm" svg:height="1cm" svg:x="20.75cm" svg:y="9.5cm">
          <text:p text:style-name="P1"><text:span text:style-name="T1">Petic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ubprocess 3" draw:style-name="gr22" draw:text-style-name="P2" xml:id="id11" draw:id="id11" draw:layer="layout" svg:width="4.5cm" svg:height="2cm" svg:x="19.1cm" svg:y="14cm">
          <draw:glue-point draw:id="4" svg:x="5cm" svg:y="-2.5cm"/>
          <text:p text:style-name="P1"><text:span text:style-name="T1">Middleware</text:span></text:p>
          <text:p text:style-name="P1"><text:span text:style-name="T1">skankhun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10" draw:style-name="gr23" draw:text-style-name="P3" draw:layer="layout" svg:x1="21.35cm" svg:y1="16cm" svg:x2="21.225cm" svg:y2="18.75cm" draw:start-shape="id11" draw:start-glue-point="2" draw:end-shape="id5" draw:end-glue-point="4" svg:d="M21350 16000v1375h-125v1375" svg:viewBox="0 0 126 2751">
          <text:p/>
        </draw:connector>
        <draw:connector draw:name="Connector 8" draw:style-name="gr24" draw:text-style-name="P3" draw:layer="layout" svg:x1="21.987cm" svg:y1="10.5cm" svg:x2="21.55cm" svg:y2="11.5cm" draw:start-shape="id4" draw:start-glue-point="7" draw:end-shape="id12" draw:end-glue-point="4" svg:d="M21987 10500v284h-437v716" svg:viewBox="0 0 438 1001">
          <text:p/>
        </draw:connector>
        <draw:connector draw:name="Connector 11" draw:style-name="gr25" draw:text-style-name="P3" draw:layer="layout" svg:x1="21.55cm" svg:y1="13.25cm" svg:x2="21.35cm" svg:y2="14cm" draw:start-shape="id12" draw:start-glue-point="6" draw:end-shape="id11" draw:end-glue-point="0" svg:d="M21550 13250v368h-200v382" svg:viewBox="0 0 201 751">
          <text:p/>
        </draw:connector>
        <draw:custom-shape draw:name="Data 3" draw:style-name="gr26" draw:text-style-name="P2" xml:id="id14" draw:id="id14" draw:layer="layout" svg:width="8.5cm" svg:height="3.5cm" svg:x="3cm" svg:y="24.25cm">
          <text:p text:style-name="P1"><text:span text:style-name="T1">'name' <text:s text:c="4"/>=&gt; 'luis',</text:span></text:p>
          <text:p text:style-name="P1"><text:span text:style-name="T1">'email' <text:s/>=&gt; 'zayaslui@gmail.com',</text:span></text:p>
          <text:p text:style-name="P1"><text:span text:style-name="T1"><text:s text:c="3"/></text:span><text:span text:style-name="T1">'password' <text:s text:c="5"/>=&gt; 'wtf</text:span><text:span text:style-name="T3">12345</text:span><text:span text:style-name="T1">',</text:span></text:p>
          <text:p text:style-name="P1"><text:span text:style-name="T1"><text:s text:c="4"/></text:span><text:span text:style-name="T1">"client_id" <text:s text:c="4"/>: 1,</text:span></text:p>
          <text:p text:style-name="P1"><text:span text:style-name="T1"><text:s text:c="4"/></text:span><text:span text:style-name="T1">"client_secret" : "….",</text:span></text:p>
          <text:p text:style-name="P1"><text:span text:style-name="T1"><text:s text:c="4"/></text:span><text:span text:style-name="T1">"grant_type" <text:s text:c="3"/>: "password"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9" draw:style-name="gr27" draw:text-style-name="P3" draw:layer="layout" svg:x1="7.25cm" svg:y1="22.7cm" svg:x2="7.25cm" svg:y2="24.25cm" draw:start-shape="id13" draw:start-glue-point="2" draw:end-shape="id14" draw:end-glue-point="5" svg:d="M7250 22700v1550" svg:viewBox="0 0 1 1551">
          <text:p/>
        </draw:connector>
        <draw:connector draw:name="Connector 12" draw:style-name="gr28" draw:text-style-name="P3" draw:layer="layout" svg:x1="6.384cm" svg:y1="27.75cm" svg:x2="8.75cm" svg:y2="29.75cm" draw:start-shape="id14" draw:start-glue-point="7" draw:end-shape="id15" draw:end-glue-point="4" svg:d="M6384 27750v1001h2366v999" svg:viewBox="0 0 2367 2001">
          <text:p/>
        </draw:connector>
        <draw:custom-shape draw:name="Decision 3" draw:style-name="gr29" draw:text-style-name="P2" xml:id="id15" draw:id="id15" draw:layer="layout" svg:width="3cm" svg:height="2cm" svg:x="7.25cm" svg:y="29.75cm">
          <text:p text:style-name="P1"><text:span text:style-name="T1">isValid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13" draw:style-name="gr30" draw:text-style-name="P5" draw:layer="layout" svg:x1="7.25cm" svg:y1="30.75cm" svg:x2="7cm" svg:y2="34.25cm" draw:start-shape="id15" draw:start-glue-point="5" draw:end-shape="id16" draw:end-glue-point="4" svg:d="M7250 30750h-265v2251h15v1249" svg:viewBox="0 0 266 3501">
          <text:p text:style-name="P4"><text:span text:style-name="T2">si</text:span></text:p>
        </draw:connector>
        <draw:custom-shape draw:name="Display 1" draw:style-name="gr31" draw:text-style-name="P2" xml:id="id10" draw:id="id10" draw:layer="layout" svg:width="4.75cm" svg:height="2.5cm" svg:x="4.5cm" svg:y="47.5cm">
          <text:p text:style-name="P1"><text:span text:style-name="T1">User data, and token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2" draw:style-name="gr32" draw:text-style-name="P2" xml:id="id17" draw:id="id17" draw:layer="layout" svg:width="4.75cm" svg:height="2.5cm" svg:x="9.75cm" svg:y="34.75cm">
          <text:p text:style-name="P1"><text:span text:style-name="T1">Bad request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 14" draw:style-name="gr33" draw:text-style-name="P5" draw:layer="layout" svg:x1="10.25cm" svg:y1="30.75cm" svg:x2="12.125cm" svg:y2="34.75cm" draw:start-shape="id15" draw:start-glue-point="7" draw:end-shape="id17" svg:d="M10250 30750h1875v4000" svg:viewBox="0 0 1876 4001">
          <text:p text:style-name="P4"><text:span text:style-name="T2">no</text:span></text:p>
        </draw:connector>
        <draw:custom-shape draw:name="Process 4" draw:style-name="gr34" draw:text-style-name="P2" xml:id="id16" draw:id="id16" draw:layer="layout" svg:width="3cm" svg:height="2cm" svg:x="5.5cm" svg:y="34.25cm">
          <text:p text:style-name="P1"><text:span text:style-name="T1">Create 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4" draw:style-name="gr35" draw:text-style-name="P2" xml:id="id18" draw:id="id18" draw:layer="layout" svg:width="3cm" svg:height="2cm" svg:x="5.5cm" svg:y="37.75cm">
          <text:p text:style-name="P1"><text:span text:style-name="T1">isCreated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15" draw:style-name="gr36" draw:text-style-name="P3" draw:layer="layout" svg:x1="7cm" svg:y1="36.25cm" svg:x2="7cm" svg:y2="37.75cm" draw:start-shape="id16" draw:start-glue-point="6" draw:end-shape="id18" draw:end-glue-point="4" svg:d="M7000 36250v1500" svg:viewBox="0 0 1 1501">
          <text:p/>
        </draw:connector>
        <draw:connector draw:name="Connector 16" draw:style-name="gr37" draw:text-style-name="P5" draw:layer="layout" svg:x1="7cm" svg:y1="39.75cm" svg:x2="7.25cm" svg:y2="43.5cm" draw:start-shape="id18" draw:start-glue-point="6" draw:end-shape="id19" draw:end-glue-point="4" svg:d="M7000 39750v1876h250v1874" svg:viewBox="0 0 251 3751">
          <text:p text:style-name="P4"><text:span text:style-name="T2">si</text:span></text:p>
        </draw:connector>
        <draw:custom-shape draw:name="Process 5" draw:style-name="gr38" draw:text-style-name="P2" xml:id="id19" draw:id="id19" draw:layer="layout" svg:width="3cm" svg:height="2cm" svg:x="5.75cm" svg:y="43.5cm">
          <draw:glue-point draw:id="8" svg:x="5cm" svg:y="2.5cm"/>
          <text:p text:style-name="P1"><text:span text:style-name="T1">Create tok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7" draw:style-name="gr39" draw:text-style-name="P3" draw:layer="layout" svg:x1="7.25cm" svg:y1="45.5cm" svg:x2="6.875cm" svg:y2="47.5cm" draw:start-shape="id19" draw:start-glue-point="6" draw:end-shape="id10" draw:end-glue-point="4" svg:d="M7250 45500v1001h-375v999" svg:viewBox="0 0 376 2001">
          <text:p/>
        </draw:connector>
        <draw:custom-shape draw:name="Display 3" draw:style-name="gr40" draw:text-style-name="P2" xml:id="id20" draw:id="id20" draw:layer="layout" svg:width="4.75cm" svg:height="2.5cm" svg:x="10cm" svg:y="40.75cm">
          <text:p text:style-name="P1"><text:span text:style-name="T1">Bad request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 18" draw:style-name="gr41" draw:text-style-name="P3" draw:layer="layout" svg:x1="8.5cm" svg:y1="38.75cm" svg:x2="10cm" svg:y2="42cm" draw:start-shape="id18" draw:start-glue-point="7" draw:end-shape="id20" draw:end-glue-point="5" svg:d="M8500 38750h751v3250h749" svg:viewBox="0 0 1501 3251">
          <text:p/>
        </draw:connector>
        <draw:custom-shape draw:name="Subprocess 4" draw:style-name="gr42" draw:text-style-name="P2" xml:id="id21" draw:id="id21" draw:layer="layout" svg:width="4.513cm" svg:height="2.714cm" svg:x="26.5cm" svg:y="19.286cm">
          <draw:glue-point draw:id="4" svg:x="5.001cm" svg:y="2.369cm"/>
          <draw:glue-point draw:id="5" svg:x="2.231cm" svg:y="5.058cm"/>
          <draw:glue-point draw:id="6" svg:x="-2.2cm" svg:y="-5cm"/>
          <draw:glue-point draw:id="7" svg:x="-2.754cm" svg:y="5.058cm"/>
          <draw:glue-point draw:id="8" svg:x="-1.646cm" svg:y="5.058cm"/>
          <draw:glue-point draw:id="9" svg:x="1.123cm" svg:y="5.058cm"/>
          <text:p text:style-name="P1"><text:span text:style-name="T1">Consulta OAUTH</text:span></text:p>
          <text:p text:style-name="P1"><text:span text:style-name="T1"/></text:p>
          <draw:enhanced-geometry svg:viewBox="0 0 21600 21600" draw:mirror-horizontal="false" draw:mirror-vertical="false" draw:extrusion="true" draw:extrusion-skew="50 -135" draw:text-areas="2540 0 19060 21600" draw:type="flowchart-predefined-process" draw:enhanced-path="M 0 0 L 21600 0 21600 21600 0 21600 Z N M 2540 0 L 2540 21600 N M 19060 0 L 19060 21600 N"/>
        </draw:custom-shape>
        <draw:connector draw:name="Connector 5" draw:style-name="gr43" draw:text-style-name="P3" draw:layer="layout" svg:x1="23.6cm" svg:y1="14.5cm" svg:x2="28.756cm" svg:y2="19.286cm" draw:start-shape="id11" draw:start-glue-point="4" draw:end-shape="id21" draw:end-glue-point="0" svg:d="M23600 14500h5156v4786" svg:viewBox="0 0 5157 4787">
          <text:p/>
        </draw:connector>
        <draw:connector draw:name="Connector 19" draw:style-name="gr44" draw:text-style-name="P3" draw:layer="layout" svg:x1="31.013cm" svg:y1="20.643cm" svg:x2="33.25cm" svg:y2="20.875cm" draw:start-shape="id21" draw:start-glue-point="1" draw:end-shape="id22" draw:end-glue-point="5" svg:d="M31013 20643h1343v232h894" svg:viewBox="0 0 2238 233">
          <text:p/>
        </draw:connector>
        <draw:connector draw:name="Connector 20" draw:style-name="gr45" draw:text-style-name="P3" draw:layer="layout" svg:x1="8.75cm" svg:y1="44.5cm" svg:x2="27.514cm" svg:y2="22cm" draw:start-shape="id19" draw:start-glue-point="7" draw:end-shape="id21" draw:end-glue-point="7" svg:d="M8750 44500h18764v-22500" svg:viewBox="0 0 18765 22501">
          <text:p/>
        </draw:connector>
        <draw:connector draw:name="Connector-Standard 1" draw:style-name="gr46" draw:text-style-name="P3" draw:layer="layout" svg:x1="33.25cm" svg:y1="21.249cm" svg:x2="31.012cm" svg:y2="21.285cm" draw:start-shape="id22" draw:start-glue-point="8" draw:end-shape="id21" draw:end-glue-point="4" svg:d="M33250 21249h-894v36h-1344" svg:viewBox="0 0 2239 37">
          <text:p/>
        </draw:connector>
        <draw:connector draw:name="Connector 21" draw:style-name="gr47" draw:text-style-name="P3" draw:layer="layout" svg:x1="28.014cm" svg:y1="22cm" svg:x2="8.75cm" svg:y2="45cm" draw:start-shape="id21" draw:start-glue-point="8" draw:end-shape="id19" draw:end-glue-point="8" svg:d="M28014 22000v23000h-19264" svg:viewBox="0 0 19265 23001">
          <text:p/>
        </draw:connector>
        <draw:connector draw:name="Connector 22" draw:style-name="gr48" draw:text-style-name="P3" draw:layer="layout" svg:x1="27.764cm" svg:y1="19.286cm" svg:x2="23.6cm" svg:y2="15cm" draw:start-shape="id21" draw:start-glue-point="6" draw:end-shape="id11" draw:end-glue-point="1" svg:d="M27764 19286v-4286h-4164" svg:viewBox="0 0 4165 4287">
          <text:p/>
        </draw:connector>
        <draw:custom-shape draw:name="Process 6" draw:style-name="gr49" draw:text-style-name="P2" xml:id="id7" draw:id="id7" draw:layer="layout" svg:width="3cm" svg:height="2cm" svg:x="9.75cm" svg:y="18.25cm">
          <text:p text:style-name="P1"><text:span text:style-name="T1">ENDPOINTS</text:span></text:p>
          <text:p text:style-name="P1"><text:span text:style-name="T1">PUBLICO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 5" draw:style-name="gr50" draw:text-style-name="P2" xml:id="id23" draw:id="id23" draw:layer="layout" svg:width="5.5cm" svg:height="1.2cm" svg:x="11.25cm" svg:y="21.5cm">
          <text:p text:style-name="P1"><text:span text:style-name="T1">/LOGI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23" draw:style-name="gr51" draw:text-style-name="P3" draw:layer="layout" svg:x1="11.25cm" svg:y1="20.25cm" svg:x2="7.25cm" svg:y2="21.5cm" draw:start-shape="id7" draw:start-glue-point="6" draw:end-shape="id13" draw:end-glue-point="0" svg:d="M11250 20250v626h-4000v624" svg:viewBox="0 0 4001 1251">
          <text:p/>
        </draw:connector>
        <draw:connector draw:name="Connector 24" draw:style-name="gr52" draw:text-style-name="P3" draw:layer="layout" svg:x1="11.25cm" svg:y1="20.25cm" svg:x2="14cm" svg:y2="21.5cm" draw:start-shape="id7" draw:start-glue-point="6" draw:end-shape="id23" draw:end-glue-point="0" svg:d="M11250 20250v626h2750v624" svg:viewBox="0 0 2751 1251">
          <text:p/>
        </draw:connector>
        <draw:custom-shape draw:name="Data 4" draw:style-name="gr53" draw:text-style-name="P2" xml:id="id24" draw:id="id24" draw:layer="layout" svg:width="10cm" svg:height="4cm" svg:x="10.25cm" svg:y="24.25cm">
          <text:p text:style-name="P1"><text:span text:style-name="T1"/></text:p>
          <text:p text:style-name="P1"><text:span text:style-name="T1">'username' <text:s/>=&gt; 'zayaslui@gmail.com',</text:span></text:p>
          <text:p text:style-name="P1"><text:span text:style-name="T1"><text:s text:c="3"/></text:span><text:span text:style-name="T1">'password' <text:s text:c="5"/>=&gt; 'wtf</text:span><text:span text:style-name="T3">12345</text:span><text:span text:style-name="T1">',</text:span></text:p>
          <text:p text:style-name="P1"><text:span text:style-name="T1"><text:s text:c="4"/></text:span><text:span text:style-name="T1">"client_id" <text:s text:c="4"/>: 1,</text:span></text:p>
          <text:p text:style-name="P1"><text:span text:style-name="T1"><text:s text:c="4"/></text:span><text:span text:style-name="T1">"client_secret" : "….",</text:span></text:p>
          <text:p text:style-name="P1"><text:span text:style-name="T1"><text:s text:c="4"/></text:span><text:span text:style-name="T1">"grant_type" <text:s text:c="3"/>: "password"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25" draw:style-name="gr54" draw:text-style-name="P3" draw:layer="layout" svg:x1="14cm" svg:y1="22.7cm" svg:x2="15.25cm" svg:y2="24.25cm" draw:start-shape="id23" draw:start-glue-point="2" draw:end-shape="id24" draw:end-glue-point="5" svg:d="M14000 22700v791h1250v759" svg:viewBox="0 0 1251 1551">
          <text:p/>
        </draw:connector>
        <draw:custom-shape draw:name="Display 4" draw:style-name="gr55" draw:text-style-name="P2" xml:id="id26" draw:id="id26" draw:layer="layout" svg:width="4.75cm" svg:height="2.5cm" svg:x="15.75cm" svg:y="35.75cm">
          <text:p text:style-name="P1"><text:span text:style-name="T1">GET TOKEN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 26" draw:style-name="gr56" draw:text-style-name="P3" draw:layer="layout" svg:x1="15.25cm" svg:y1="28.25cm" svg:x2="17.25cm" svg:y2="32.5cm" draw:start-shape="id24" draw:start-glue-point="8" draw:end-shape="id25" draw:end-glue-point="4" svg:d="M15250 28250v2125h2000v2125" svg:viewBox="0 0 2001 4251">
          <text:p/>
        </draw:connector>
        <draw:custom-shape draw:name="Process 7" draw:style-name="gr57" draw:text-style-name="P2" xml:id="id25" draw:id="id25" draw:layer="layout" svg:width="3cm" svg:height="2cm" svg:x="15.75cm" svg:y="32.5cm">
          <draw:glue-point draw:id="8" svg:x="5cm" svg:y="2.5cm"/>
          <text:p text:style-name="P1"><text:span text:style-name="T1">Create tok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27" draw:style-name="gr58" draw:text-style-name="P3" draw:layer="layout" svg:x1="17.25cm" svg:y1="34.5cm" svg:x2="18.125cm" svg:y2="35.75cm" draw:start-shape="id25" draw:start-glue-point="6" draw:end-shape="id26" draw:end-glue-point="4" svg:d="M17250 34500v626h875v624" svg:viewBox="0 0 876 1251">
          <text:p/>
        </draw:connector>
        <draw:connector draw:name="Connector 28" draw:style-name="gr59" draw:text-style-name="P3" draw:layer="layout" svg:x1="18.75cm" svg:y1="33.5cm" svg:x2="29.262cm" svg:y2="22cm" draw:start-shape="id25" draw:start-glue-point="7" draw:end-shape="id21" draw:end-glue-point="9" svg:d="M18750 33500h10512v-11500" svg:viewBox="0 0 10513 11501">
          <text:p/>
        </draw:connector>
        <draw:connector draw:name="Connector 29" draw:style-name="gr60" draw:text-style-name="P3" draw:layer="layout" svg:x1="29.762cm" svg:y1="22cm" svg:x2="18.75cm" svg:y2="34cm" draw:start-shape="id21" draw:start-glue-point="5" draw:end-shape="id25" draw:end-glue-point="8" svg:d="M29762 22000v12000h-11012" svg:viewBox="0 0 11013 12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1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2T22:54:28.254710861</meta:creation-date>
    <dc:date>2022-10-24T11:04:11.646606122</dc:date>
    <meta:editing-duration>PT58M42S</meta:editing-duration>
    <meta:editing-cycles>5</meta:editing-cycles>
    <meta:generator>LibreOffice/7.3.6.2$Linux_X86_64 LibreOffice_project/30$Build-2</meta:generator>
    <meta:document-statistic meta:object-count="60"/>
  </office:meta>
</office:document-meta>
</file>